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language="en" fo:country="US"/>
    </style:style>
    <style:style style:name="P3" style:family="paragraph" style:parent-style-name="Standard" style:list-style-name="L1">
      <style:text-properties fo:language="en" fo:country="US"/>
    </style:style>
    <style:style style:name="P4" style:family="paragraph" style:parent-style-name="Standard" style:list-style-name="L2">
      <style:text-properties fo:language="en" fo:country="US"/>
    </style:style>
    <style:style style:name="P5" style:family="paragraph" style:parent-style-name="Standard">
      <style:text-properties fo:font-size="15pt" fo:language="en" fo:country="US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de" fo:country="D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828748252215357460" text:style-name="L1">
        <text:list-item>
          <text:p text:style-name="P1">Layout with new chip (59er), Chip oder QFN? Wo sind die zu finden? → Markus fragen. Wieso der eig. Nicht verwendet werden sollte, was seine Idee war.</text:p>
        </text:list-item>
        <text:list-item>
          <text:p text:style-name="P1">2x Layouts erstellen, 1x wie bisher besprochen, 1x mit dem neuen Chip</text:p>
        </text:list-item>
        <text:list-item>
          <text:p text:style-name="P3">La<text:span text:style-name="T2">yout komprimieren, bzw. optimieren</text:span></text:p>
        </text:list-item>
        <text:list-item>
          <text:p text:style-name="P1"/>
        </text:list-item>
        <text:list-item>
          <text:p text:style-name="P1">Masseschleifen, Versorgungspins</text:p>
        </text:list-item>
        <text:list-item>
          <text:p text:style-name="P1">Mehrere Treiberspannungen zusammenfassen</text:p>
        </text:list-item>
        <text:list-item>
          <text:p text:style-name="P1">GND Pin Stiftleiste mit vias anschließen</text:p>
        </text:list-item>
        <text:list-item>
          <text:p text:style-name="P1">real schematic mit allen Spannnungen und Strömen erstellen</text:p>
        </text:list-item>
        <text:list-item>
          <text:p text:style-name="P1">Leistung der einzelnen Chips, wegen Wärmeentwicklung, DC und RF Leistung</text:p>
        </text:list-item>
        <text:list-item>
          <text:p text:style-name="P1">Bonddrahtlänge ermitteln →<text:span text:style-name="T1"> Dirk fragen</text:span></text:p>
        </text:list-item>
      </text:list>
      <text:p text:style-name="P2"/>
      <text:p text:style-name="P5">Treffen 01.03.2016, Rüdiger Quay</text:p>
      <text:list xml:id="list2744387789891403428" text:style-name="L2">
        <text:list-item>
          <text:p text:style-name="P4">80 Zitate</text:p>
        </text:list-item>
        <text:list-item>
          <text:p text:style-name="P4">max. 80 Seiten</text:p>
        </text:list-item>
        <text:list-item>
          <text:p text:style-name="P4">Rechtschreibung und Formalismus wichtig!</text:p>
        </text:list-item>
        <text:list-item>
          <text:p text:style-name="P4">Einordnung der Riemann Pumpe – eingängig erklären</text:p>
        </text:list-item>
        <text:list-item>
          <text:p text:style-name="P4">Keine Umgangssprache</text:p>
        </text:list-item>
        <text:list-item>
          <text:p text:style-name="P4">Strukturell nicht historisch aufbauen</text:p>
        </text:list-item>
        <text:list-item>
          <text:p text:style-name="P4">Probleme und Ergebnisse der Arbeit: AVT – 20W Verstärker – Highside driver...</text:p>
        </text:list-item>
        <text:list-item>
          <text:p text:style-name="P4">State-of-the-art: 4-6 Seiten</text:p>
        </text:list-item>
        <text:list-item>
          <text:p text:style-name="P4">Fundamentals: 3-5 Seiten: viel zitieren</text:p>
        </text:list-item>
        <text:list-item>
          <text:p text:style-name="P4">simulationsergebnisse – ansätze erläutern</text:p>
        </text:list-item>
        <text:list-item>
          <text:p text:style-name="P4">viele Bilder, sinnvolle Bilder, Bilder erklären</text:p>
        </text:list-item>
        <text:list-item>
          <text:p text:style-name="P4">Überschriften, Bildunterschriften ausschreiben</text:p>
        </text:list-item>
        <text:list-item>
          <text:p text:style-name="P4"/>
        </text:list-item>
        <text:list-item>
          <text:p text:style-name="P4">WELCHE SIMULATIONEN UND SIMULATIONSERGEBNISSE SIND WIRKLICH SINNVOLL UND GUT???</text:p>
          <text:list>
            <text:list-item>
              <text:p text:style-name="P4">BILDER EINFÜGEN UND ERKLÄREN, EINHEITLICHE, FORMALE EINHALTUNG FÜR BILDER</text:p>
            </text:list-item>
          </text:list>
        </text:list-item>
        <text:list-item>
          <text:p text:style-name="P4">FRAGEN IN EINLEITUNG NACH DER ARBEIT STELLEN</text:p>
          <text:list>
            <text:list-item>
              <text:p text:style-name="P4">ERST ANTWORTEN AUFSCHREIBEN!!!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1-04T15:30:57.37</meta:creation-date>
    <dc:date>2016-03-01T15:52:08.93</dc:date>
    <meta:editing-duration>PT2H19M20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26" meta:word-count="189" meta:character-count="1273"/>
  </office:meta>
</office:document-meta>
</file>